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1.637cm" fo:break-before="auto" style:use-optimal-row-height="true"/>
    </style:style>
    <style:style style:name="ro29" style:family="table-row">
      <style:table-row-properties style:row-height="2.427cm" fo:break-before="auto" style:use-optimal-row-height="true"/>
    </style:style>
    <style:style style:name="ro30" style:family="table-row">
      <style:table-row-properties style:row-height="3.217cm" fo:break-before="auto" style:use-optimal-row-height="true"/>
    </style:style>
    <style:style style:name="ro31" style:family="table-row">
      <style:table-row-properties style:row-height="2.369cm" fo:break-before="auto" style:use-optimal-row-height="true"/>
    </style:style>
    <style:style style:name="ro32" style:family="table-row">
      <style:table-row-properties style:row-height="4.9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5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5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7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7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7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7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7">
            <text:p>1011 <text:s/>104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8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9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69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1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2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3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4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5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5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5">
            <text:p>1011 <text:s/>104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6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6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6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8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8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8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8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9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9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79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1">
            <text:p>1011 <text:s/>104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1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1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1">
            <text:p>1011 <text:s/>104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1">
            <text:p>1011 <text:s/>104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2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3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4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5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6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7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7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7">
            <text:p>1011 <text:s/>104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7">
            <text:p>1011 <text:s/>104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1T10:43:15.88">
            <text:p>1011 <text:s/>104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1T10:43:15.88">
            <text:p>2021/10/11 10:4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1T10:43:15.88">
            <text:p>1011 <text:s/>1043</text:p>
          </table:table-cell>
          <table:table-cell table:style-name="ce7" table:formula="of:=NOW()" office:value-type="date" office:date-value="2021-10-11T10:43:15.88">
            <text:p>1011 <text:s/>104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1T10:43:15.88">
            <text:p>1011 <text:s/>104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4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2" office:value-type="string">
            <text:p>chim3 / mo_k3 / chim3 men3-lou3 mo_k6 / mo_k3 rob6-wan3 nia_k6 / chim3 men3-lou3 mo_k3 rob6-wan3 ni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[research по Япо'нии. начне'&lt;jo&gt;м[start писа'ть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2" office:value-type="string">
            <text:p>tishriyn[october / al'AAshiru[tenth</text:p>
          </table:table-cell>
          <table:table-cell table:style-name="ce22" office:value-type="string">
            <text:p>it was thursday, the seve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2" office:value-type="string">
            <text:p>oktoobr[october / dovoom[second / dahoom[tenth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9T10:39:14.31">
            <text:p>1009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bạ̣n có mệt không? / bạn có mệt. bạn cần ngồi xuống. / bạn có đói?</text:p>
          </table:table-cell>
          <table:table-cell table:style-name="ce22" office:value-type="string" table:number-columns-spanned="2" table:number-rows-spanned="1">
            <text:p>are you tired? / you need to sit down / are you hungry?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자리에서 크로는 `뒹굴`. &lt;2&gt; 미케가 다시 울리기 시작. &lt;3&gt; 크로를 그 자리에 두고, <text:s/>옹벽으로. &lt;4&gt; 옹벽에서 미케를 잡고, 지상으로 내렸다. <text:s/>&lt;5&gt; 그리고, 다시 크로의 장소으로 돌아가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ósmy paździenika, drugi tydzień, dziesiąty miesiąc, rok dwóch tysięcy dwudziestu jeden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czoraj, nie zagrałem. &lt;2&gt; mój starszy brat przyszedł do domu. &lt;3&gt; poszliśmy do pobliskiej restauracji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 też. (2) wolę raczej zagrać na shamisen-iu, japońskiej gitarz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五。（1）去了齿科医院。它在沟gou1之口。坐电车。从宫前平站开始，第三座火车站。家门到家门计算，需要大概30分钟。前天做预约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895.10.8 Коре'йская императри'ца Мин была убит в результате инциде'нта названием `Инцидент с Э'&lt;uu&gt;улми`, людьми, в том числе сотру'дниками японского по'&lt;a&gt;сольства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من من تشرين، الأسبوع الثاني، الشهر العاشر.</text:p>
          </table:table-cell>
          <table:table-cell table:style-name="ce22"/>
          <table:table-cell table:style-name="ce22" office:value-type="string">
            <text:p>it was friday, the eig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7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هشت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88]+1" office:value-type="float" office:value="10">
            <text:p>10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ts : <text:a xlink:href="https://youtu.be/K8mbMJ4S-RU?t=1061">https://youtu.be/K8mbMJ4S-RU?t=1061</text:a></text:p>
            <text:p>tsh : <text:a xlink:href="https://youtu.be/K8mbMJ4S-RU?t=1092">https://youtu.be/K8mbMJ4S-RU?t=1092</text:a></text:p>
            <text:p>ntsh : <text:a xlink:href="https://youtu.be/K8mbMJ4S-RU?t=1126">https://youtu.be/K8mbMJ4S-RU?t=1126</text:a></text:p>
            <text:p>v : <text:a xlink:href="https://youtu.be/K8mbMJ4S-RU?t=1156">https://youtu.be/K8mbMJ4S-RU?t=1156</text:a></text:p>
            <text:p>mv : <text:a xlink:href="https://youtu.be/K8mbMJ4S-RU?t=1190">https://youtu.be/K8mbMJ4S-RU?t=1190</text:a></text:p>
          </table:table-cell>
          <table:table-cell table:style-name="ce22" office:value-type="string" table:number-columns-spanned="2" table:number-rows-spanned="1">
            <text:p>n :</text:p>
            <text:p>w : <text:a xlink:href="https://youtu.be/K8mbMJ4S-RU?t=1219">https://youtu.be/K8mbMJ4S-RU?t=1219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0T13:40:29.96">
            <text:p>1010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នឿយហត់ / អ្នកនឿយហត់ / ខ្ញុំអស់កម្លាំង / គាត់អស់កម្លាំង</text:p>
          </table:table-cell>
          <table:table-cell table:style-name="ce22" office:value-type="string">
            <text:p>nu6-yii3 ho_k3 / nia_k3 * / hniom4 aa3-kom6-lang6 / kwo_t3 *</text:p>
          </table:table-cell>
          <table:table-cell table:style-name="ce22" office:value-type="string">
            <text:p>tired / you are tired / I am tired / he is tire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으로 돌아갈 때, 미케는 변화 없이 내가 크로를 올릴 때 자신은 지상에 앉아 <text:s/>울리면서 내를 기다리고 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ziewiąty października, szósty dzień tygodnia, drugi tydzień, dziesiąty miesiąc, dwa tysiąca dwadzieścia jeden w kalendarze gregoriańskim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dai-kan`-u. wychodzili jaśnie. brzmią spokojn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，星期六。白天做数学。什么课书也不使用。只是，搜索在联网里，这些关于数学的文件。（2）要是感觉有兴趣、能理解到的预测，那就开始阅读，就是说，一边阅读，一边也拿起铅笔，在纸上自己`做数学`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446.10.9 корея. (1) национальный день хангыля. (2) корейский коро'ль седжон опубликовал письма хангыл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تاسع من تشرين، الأسبوع الثاني، الشهر العاشر.</text:p>
          </table:table-cell>
          <table:table-cell table:style-name="ce22" office:value-type="string">
            <text:p>al'AAshiru</text:p>
          </table:table-cell>
          <table:table-cell table:style-name="ce22" office:value-type="string">
            <text:p>it was saturday, the ninth of october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نهم ماه اکتبر، هفته دوم، ماه د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1T09:50:18.63">
            <text:p>1011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hân của bạn có đau không? / gậy / sắt / gậy / sắt / gậy sắt (thanh sắt).</text:p>
          </table:table-cell>
          <table:table-cell table:style-name="ce22" office:value-type="string" table:number-columns-spanned="2" table:number-rows-spanned="1">
            <text:p>does your leg hurt? / a rod / iron / an iron ro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계단의 바로 북 쪽에서. (2) 곧 이어, 미케도 왔다. &lt;2&gt; 근처 나무의 뿌리에서 발톱을 갈고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niedziele, dziesiąty października, ostatni dzień tygodnia, drugi tydzień, dziesiąty miesiąc, w roku dwóch tysięcy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 na dziurach trzeciej i czwartej. znowu wychodzili jaśnie. (2) `kan` na dziurzach od pierwszej <text:s/>do zerowej. &lt;2&gt; szczególnie, na dziurze zerowej. wcześniej nie dźwięk nie wychodił. (3) niewielka różnica w kształcie warg, to powoduje zmianę brzmie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再一次，白天做数学。（2）阅读关于`概率`的文件。又一边动亲手实行计算。（3）可能说大家都一样，我也为了理解文件内容，需要动手、自己实行文件所被说明的概念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они начали учанское восстание в Китае, десятое октября, 1911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عاشر من تشرين، آخر أيام الأسبوع، الأسبوع الثاني، الشهر العاشر.</text:p>
          </table:table-cell>
          <table:table-cell table:style-name="ce22" office:value-type="string">
            <text:p>aaxra ayaam</text:p>
          </table:table-cell>
          <table:table-cell table:style-name="ce22" office:value-type="string">
            <text:p>it was sunday, the tenth of october, the last day of the week, the second week, the te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دهم ماه آکتبر، آخرين روز هفته، هفته دوم، ماه دهم.</text:p>
          </table:table-cell>
          <table:table-cell table:style-name="ce22" office:value-type="string">
            <text:p>oxariyn[last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1T10:43:12.06">
            <text:p>1011 <text:s/>104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1T10:43:12.06">
            <text:p>1011 <text:s/>1043</text:p>
          </table:table-cell>
          <table:table-cell table:style-name="ce7" table:formula="of:=NOW()" office:value-type="date" office:date-value="2021-10-11T10:43:16.13">
            <text:p>1011 <text:s/>104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1T10:43:16.13">
            <text:p>1011 <text:s/>104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2021/10/11</text:date>, <text:time>10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1T10:43:15.26</dc:date>
    <dc:creator>iwabuchi ken</dc:creator>
    <meta:editing-duration>P7DT22H3M13S</meta:editing-duration>
    <meta:editing-cycles>1151</meta:editing-cycles>
    <meta:generator>OpenOffice/4.1.3$Win32 OpenOffice.org_project/413m1$Build-9783</meta:generator>
    <meta:document-statistic meta:table-count="2" meta:cell-count="1460" meta:object-count="0"/>
  </office:meta>
</office:document-meta>
</file>